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cm" svg:y1="19.415cm" svg:x2="8.62cm" svg:y2="19.415cm">
          <text:p/>
        </draw:line>
        <draw:line draw:style-name="gr1" draw:text-style-name="P1" draw:layer="layout" svg:x1="4.81cm" svg:y1="19.415cm" svg:x2="4.81cm" svg:y2="15.605cm">
          <text:p/>
        </draw:line>
        <draw:line draw:style-name="gr1" draw:text-style-name="P1" draw:layer="layout" svg:x1="4.81cm" svg:y1="19.415cm" svg:x2="6.08cm" svg:y2="16.875cm">
          <text:p/>
        </draw:line>
        <draw:g>
          <draw:custom-shape draw:style-name="gr2" draw:text-style-name="P1" draw:layer="layout" svg:width="12.7cm" svg:height="3.81cm" draw:transform="rotate (0.493579112463903) translate (6.426cm 10.827cm)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3" draw:text-style-name="P1" draw:layer="layout" svg:x1="12.4cm" svg:y1="11.898cm" svg:x2="17.115cm" svg:y2="7.076cm">
              <text:p/>
            </draw:line>
            <draw:line draw:style-name="gr3" draw:text-style-name="P1" draw:layer="layout" svg:x1="12.4cm" svg:y1="11.899cm" svg:x2="9.196cm" svg:y2="9.296cm">
              <text:p/>
            </draw:line>
            <draw:line draw:style-name="gr3" draw:text-style-name="P1" draw:layer="layout" svg:x1="9.196cm" svg:y1="9.296cm" svg:x2="17.115cm" svg:y2="7.076cm">
              <text:p/>
            </draw:line>
          </draw:g>
        </draw:g>
        <draw:frame draw:style-name="gr4" draw:layer="layout" svg:width="2.335cm" svg:height="0.962cm" draw:transform="rotate (0.496371639267094) translate (11.452cm 12.557cm)">
          <draw:text-box>
            <text:p>(0.5,0)</text:p>
          </draw:text-box>
        </draw:frame>
        <draw:frame draw:style-name="gr4" draw:layer="layout" svg:width="2.335cm" svg:height="0.962cm" draw:transform="rotate (0.505447351377462) translate (16.875cm 7.143cm)">
          <draw:text-box>
            <text:p>(1,0.5)</text:p>
          </draw:text-box>
        </draw:frame>
        <draw:frame draw:style-name="gr4" draw:layer="layout" svg:width="1.806cm" svg:height="0.962cm" draw:transform="rotate (0.627271333166644) translate (7.35cm 9.68cm)">
          <draw:text-box>
            <text:p>(0,1)</text:p>
          </draw:text-box>
        </draw:frame>
        <draw:frame draw:style-name="gr4" draw:layer="layout" svg:width="0.921cm" svg:height="0.962cm" svg:x="8.62cm" svg:y="19.088cm">
          <draw:text-box>
            <text:p>X</text:p>
          </draw:text-box>
        </draw:frame>
        <draw:frame draw:style-name="gr4" draw:layer="layout" svg:width="0.925cm" svg:height="0.962cm" svg:x="4.175cm" svg:y="14.643cm">
          <draw:text-box>
            <text:p>Y</text:p>
          </draw:text-box>
        </draw:frame>
        <draw:frame draw:style-name="gr4" draw:layer="layout" svg:width="0.82cm" svg:height="0.962cm" svg:x="6.08cm" svg:y="15.605cm">
          <draw:text-box>
            <text:p>z</text:p>
          </draw:text-box>
        </draw:frame>
        <draw:line draw:style-name="gr1" draw:text-style-name="P1" draw:layer="layout" svg:x1="8.231cm" svg:y1="14.182cm" svg:x2="19.732cm" svg:y2="8.034cm">
          <text:p/>
        </draw:line>
        <draw:frame draw:style-name="gr4" draw:layer="layout" svg:width="0.959cm" svg:height="0.962cm" svg:x="19.091cm" svg:y="8.293cm">
          <draw:text-box>
            <text:p>U</text:p>
          </draw:text-box>
        </draw:frame>
        <draw:line draw:style-name="gr1" draw:text-style-name="P1" draw:layer="layout" svg:x1="8.232cm" svg:y1="14.182cm" svg:x2="9.723cm" svg:y2="6.567cm">
          <text:p/>
        </draw:line>
        <draw:frame draw:style-name="gr4" draw:layer="layout" svg:width="0.925cm" svg:height="0.962cm" svg:x="9.255cm" svg:y="5.445cm">
          <draw:text-box>
            <text:p>V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tay Meiri</meta:initial-creator>
    <meta:creation-date>2011-06-28T23:08:58</meta:creation-date>
    <dc:date>2011-07-01T08:55:29</dc:date>
    <dc:creator>Etay Meiri</dc:creator>
    <meta:editing-duration>P1DT9H31M</meta:editing-duration>
    <meta:editing-cycles>3</meta:editing-cycles>
    <meta:generator>LibreOffice/3.3$Unix LibreOffice_project/330m19$Build-202</meta:generator>
    <meta:document-statistic meta:object-count="19"/>
  </office:meta>
</office:document-meta>
</file>